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cm" fo:margin-bottom="0.247cm" style:contextual-spacing="false" fo:line-height="114%"/>
    </style:style>
    <style:style style:name="P2" style:family="paragraph" style:parent-style-name="Text_20_body" style:list-style-name="L1">
      <style:paragraph-properties fo:margin-top="0cm" fo:margin-bottom="0.247cm" style:contextual-spacing="false" fo:line-height="114%" fo:padding="0cm" fo:border="none"/>
    </style:style>
    <style:style style:name="P3" style:family="paragraph" style:parent-style-name="Text_20_body" style:list-style-name="L2">
      <style:paragraph-properties fo:margin-top="0cm" fo:margin-bottom="0.247cm" style:contextual-spacing="false" fo:line-height="114%" fo:padding="0cm" fo:border="none"/>
    </style:style>
    <style:style style:name="P4" style:family="paragraph" style:parent-style-name="Text_20_body" style:list-style-name="L3">
      <style:paragraph-properties fo:margin-top="0cm" fo:margin-bottom="0.247cm" style:contextual-spacing="false" fo:line-height="114%" fo:padding="0cm" fo:border="none"/>
    </style:style>
    <style:style style:name="P5" style:family="paragraph" style:parent-style-name="Text_20_body" style:list-style-name="L4">
      <style:paragraph-properties fo:margin-top="0cm" fo:margin-bottom="0.247cm" style:contextual-spacing="false" fo:line-height="114%" fo:padding="0cm" fo:border="none"/>
    </style:style>
    <style:style style:name="P6" style:family="paragraph" style:parent-style-name="Text_20_body" style:list-style-name="L5">
      <style:paragraph-properties fo:margin-top="0cm" fo:margin-bottom="0.247cm" style:contextual-spacing="false" fo:line-height="114%" fo:padding="0cm" fo:border="none"/>
    </style:style>
    <style:style style:name="P7" style:family="paragraph" style:parent-style-name="Text_20_body" style:list-style-name="L6">
      <style:paragraph-properties fo:margin-top="0cm" fo:margin-bottom="0.247cm" style:contextual-spacing="false" fo:line-height="114%" fo:padding="0cm" fo:border="none"/>
    </style:style>
    <style:style style:name="P8" style:family="paragraph" style:parent-style-name="Text_20_body" style:list-style-name="L7">
      <style:paragraph-properties fo:margin-top="0cm" fo:margin-bottom="0.247cm" style:contextual-spacing="false" fo:line-height="114%" fo:padding="0cm" fo:border="none"/>
    </style:style>
    <style:style style:name="P9" style:family="paragraph" style:parent-style-name="Text_20_body">
      <style:paragraph-properties fo:margin-top="0cm" fo:margin-bottom="0.247cm" style:contextual-spacing="false" fo:line-height="114%"/>
      <style:text-properties style:font-name="Google Sans Text"/>
    </style:style>
    <style:style style:name="T1" style:family="text">
      <style:text-properties style:font-name="Google Sans Text"/>
    </style:style>
    <style:style style:name="Sect1"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Oké, ik kan je helpen om de relevante delen van onze conversatie over de </text:span><text:span text:style-name="Source_20_Text"><text:span text:style-name="T1">DataGridView</text:span></text:span><text:span text:style-name="T1"> problemen, de </text:span><text:span text:style-name="Source_20_Text"><text:span text:style-name="T1">TableLayoutPanel</text:span></text:span><text:span text:style-name="T1"> discussie en de technische details van de controls in een samenvattend, kopieerbaar formaat te zetten.</text:span></text:p>
      <text:section text:style-name="Sect1" text:name="model-response-message-contentr_4ed4df490932e761">
        <text:p text:style-name="P9">Ik kan helaas niet direct een Google Doc voor je aanmaken of een bestand opslaan, maar ik zal de informatie hieronder presenteren als één tekstblok dat je gemakkelijk kunt kopiëren en plakken in elk documentprogramma (zoals Google Docs, Word, Kladblok, etc.) om het op te slaan.</text:p>
        <text:p text:style-name="P9">Hier is de samenvatting van onze discussie vanaf jouw prompt "Ik heb een lange lijst met project codes en omschrijving":</text:p>
        <text:p text:style-name="Horizontal_20_Line"/>
        <text:p text:style-name="P1"><text:span text:style-name="Strong_20_Emphasis"><text:span text:style-name="T1">Samenvatting van de Discussie: Problemen met Controls in DataGridView en Alternatieven</text:span></text:span></text:p>
        <text:p text:style-name="P1"><text:span text:style-name="T1">Deze samenvatting behandelt de uitdagingen bij het gebruik van custom en standaard controls (met name ComboBoxes) in een </text:span><text:span text:style-name="Source_20_Text"><text:span text:style-name="T1">System.Windows.Forms.DataGridView</text:span></text:span><text:span text:style-name="T1">, de evaluatie van </text:span><text:span text:style-name="Source_20_Text"><text:span text:style-name="T1">TableLayoutPanel</text:span></text:span><text:span text:style-name="T1"> als alternatief, en de technische details van </text:span><text:span text:style-name="Source_20_Text"><text:span text:style-name="T1">DataGridView</text:span></text:span><text:span text:style-name="T1"> interacties.</text:span></text:p>
        <text:p text:style-name="P1"><text:span text:style-name="Strong_20_Emphasis"><text:span text:style-name="T1">1. Het Initiële Probleem: Ongewenste Auto-Selectie in FilteredComboBox (en Standaard ComboBox)</text:span></text:span></text:p>
        <text:list xml:id="list4004501691" text:style-name="L1">
          <text:list-item>
            <text:p text:style-name="P2"><text:span text:style-name="Strong_20_Emphasis"><text:span text:style-name="T1">Het Probleem:</text:span></text:span><text:span text:style-name="T1"> De gebruiker ervaart dat bij het typen van cijfers in een </text:span><text:span text:style-name="Source_20_Text"><text:span text:style-name="T1">DataGridView</text:span></text:span><text:span text:style-name="T1"> cel die een custom </text:span><text:span text:style-name="Source_20_Text"><text:span text:style-name="T1">FilteredComboBox</text:span></text:span><text:span text:style-name="T1"> gebruikt als editing control, het lijkt alsof de control (of het grid) direct probeert een item te matchen (startswith) en automatisch selecteert. Dit gedrag is ongewenst; de gebruiker wil vrij kunnen typen en zelf de filtering beheren. </text:span></text:p>
          </text:list-item>
          <text:list-item>
            <text:p text:style-name="P2"><text:span text:style-name="Strong_20_Emphasis"><text:span text:style-name="T1">Vermoeden:</text:span></text:span><text:span text:style-name="T1"> De gebruiker vermoedt dat de basis </text:span><text:span text:style-name="Source_20_Text"><text:span text:style-name="T1">ComboBox</text:span></text:span><text:span text:style-name="T1"> klasse of de </text:span><text:span text:style-name="Source_20_Text"><text:span text:style-name="T1">DataGridView</text:span></text:span><text:span text:style-name="T1">'s standaardgedrag dit veroorzaakt, ondanks pogingen om auto-completion uit te zetten. </text:span></text:p>
          </text:list-item>
        </text:list>
        <text:p text:style-name="P1"><text:span text:style-name="Strong_20_Emphasis"><text:span text:style-name="T1">2. Eerste Diagnose &amp; Analyse (Auto-Completion Uitschakelen):</text:span></text:span></text:p>
        <text:list xml:id="list3167720453" text:style-name="L2">
          <text:list-item>
            <text:p text:style-name="P3"><text:span text:style-name="T1">Het uitschakelen van de standaard auto-completion van een </text:span><text:span text:style-name="Source_20_Text"><text:span text:style-name="T1">ComboBox</text:span></text:span><text:span text:style-name="T1"> gebeurt door </text:span><text:span text:style-name="Source_20_Text"><text:span text:style-name="T1">AutoCompleteMode = AutoCompleteMode.None</text:span></text:span><text:span text:style-name="T1"> en </text:span><text:span text:style-name="Source_20_Text"><text:span text:style-name="T1">AutoCompleteSource = AutoCompleteSource.None</text:span></text:span><text:span text:style-name="T1"> in te stellen op de editing control (in dit geval de </text:span><text:span text:style-name="Source_20_Text"><text:span text:style-name="T1">FilteredComboBox</text:span></text:span><text:span text:style-name="T1"> instantie) in de </text:span><text:span text:style-name="Source_20_Text"><text:span text:style-name="T1">DataGridView</text:span></text:span><text:span text:style-name="T1">'s </text:span><text:span text:style-name="Source_20_Text"><text:span text:style-name="T1">EditingControlShowing</text:span></text:span><text:span text:style-name="T1"> event. </text:span></text:p>
          </text:list-item>
          <text:list-item>
            <text:p text:style-name="P3"><text:span text:style-name="T1">Deze aanpassing kan technisch gezien ook in de constructor van de custom </text:span><text:span text:style-name="Source_20_Text"><text:span text:style-name="T1">FilteredComboBox</text:span></text:span><text:span text:style-name="T1"> klasse, maar </text:span><text:span text:style-name="Source_20_Text"><text:span text:style-name="T1">EditingControlShowing</text:span></text:span><text:span text:style-name="T1"> is de conventionele plek omdat je daar toegang hebt tot de specifieke control-instantie die voor de huidige cel wordt gebruikt. </text:span></text:p>
          </text:list-item>
          <text:list-item>
            <text:p text:style-name="P3"><text:span text:style-name="T1">Eerste tests van de gebruiker laten zien dat zelfs met deze instellingen de ongewenste selectie </text:span><text:span text:style-name="Emphasis"><text:span text:style-name="T1">binnen de grid</text:span></text:span><text:span text:style-name="T1"> nog steeds optreedt. </text:span></text:p>
          </text:list-item>
        </text:list>
        <text:p text:style-name="P1"><text:span text:style-name="Strong_20_Emphasis"><text:span text:style-name="T1">3. Isoleren van het Probleem: Test met Standaard ComboBox in DataGridView</text:span></text:span></text:p>
        <text:list xml:id="list3126695384" text:style-name="L3">
          <text:list-item>
            <text:p text:style-name="P4"><text:soft-page-break/><text:span text:style-name="Strong_20_Emphasis"><text:span text:style-name="T1">Test:</text:span></text:span><text:span text:style-name="T1"> De gebruiker voert een cruciale test uit: een standaard </text:span><text:span text:style-name="Source_20_Text"><text:span text:style-name="T1">DataGridViewComboBoxColumn</text:span></text:span><text:span text:style-name="T1"> wordt toegevoegd, geconfigureerd met </text:span><text:span text:style-name="Source_20_Text"><text:span text:style-name="T1">AutoCompleteMode = None</text:span></text:span><text:span text:style-name="T1"> en </text:span><text:span text:style-name="Source_20_Text"><text:span text:style-name="T1">AutoCompleteSource = AutoCompleteSource.None</text:span></text:span><text:span text:style-name="T1"> in </text:span><text:span text:style-name="Source_20_Text"><text:span text:style-name="T1">EditingControlShowing</text:span></text:span><text:span text:style-name="T1">. </text:span></text:p>
          </text:list-item>
          <text:list-item>
            <text:p text:style-name="P4"><text:span text:style-name="Strong_20_Emphasis"><text:span text:style-name="T1">Resultaat:</text:span></text:span><text:span text:style-name="T1"> Ook deze standaard </text:span><text:span text:style-name="Source_20_Text"><text:span text:style-name="T1">ComboBox</text:span></text:span><text:span text:style-name="T1"> in de grid vertoont het ongewenste gedrag van automatische selectie bij het typen, terwijl een identieke standaard </text:span><text:span text:style-name="Source_20_Text"><text:span text:style-name="T1">ComboBox</text:span></text:span><text:span text:style-name="T1"> </text:span><text:span text:style-name="Emphasis"><text:span text:style-name="T1">buiten</text:span></text:span><text:span text:style-name="T1"> de grid (op een gewoon paneel) dit gedrag niet vertoont en vrij typen toestaat. </text:span></text:p>
          </text:list-item>
          <text:list-item>
            <text:p text:style-name="P4"><text:span text:style-name="Strong_20_Emphasis"><text:span text:style-name="T1">Conclusie:</text:span></text:span><text:span text:style-name="T1"> Dit bewijst dat het probleem niet specifiek zit in de custom </text:span><text:span text:style-name="Source_20_Text"><text:span text:style-name="T1">FilteredComboBox</text:span></text:span><text:span text:style-name="T1"> implementatie of overerving, maar in de </text:span><text:span text:style-name="Strong_20_Emphasis"><text:span text:style-name="T1">interactie tussen de </text:span></text:span><text:span text:style-name="Strong_20_Emphasis"><text:span text:style-name="Source_20_Text"><text:span text:style-name="T1">DataGridView</text:span></text:span></text:span><text:span text:style-name="Strong_20_Emphasis"><text:span text:style-name="T1"> als editing host en de standaard </text:span></text:span><text:span text:style-name="Strong_20_Emphasis"><text:span text:style-name="Source_20_Text"><text:span text:style-name="T1">ComboBox</text:span></text:span></text:span><text:span text:style-name="Strong_20_Emphasis"><text:span text:style-name="T1"> control</text:span></text:span><text:span text:style-name="T1"> wanneer deze dienstdoet als editing control. De </text:span><text:span text:style-name="Source_20_Text"><text:span text:style-name="T1">DataGridView</text:span></text:span><text:span text:style-name="T1"> triggert blijkbaar de interne matching/selectielogica van de </text:span><text:span text:style-name="Source_20_Text"><text:span text:style-name="T1">ComboBox</text:span></text:span><text:span text:style-name="T1"> (in </text:span><text:span text:style-name="Source_20_Text"><text:span text:style-name="T1">DropDownStyle.DropDown</text:span></text:span><text:span text:style-name="T1">) op een manier die buiten de grid niet gebeurt, zelfs als de standaard auto-completion is uitgeschakeld. Dit gedrag is dieper ingebed dan de </text:span><text:span text:style-name="Source_20_Text"><text:span text:style-name="T1">AutoComplete</text:span></text:span><text:span text:style-name="T1"> eigenschappen. </text:span></text:p>
          </text:list-item>
        </text:list>
        <text:p text:style-name="P1"><text:span text:style-name="Strong_20_Emphasis"><text:span text:style-name="T1">4. Evaluatie van TableLayoutPanel als Alternatief ("Drastische Oplossing")</text:span></text:span></text:p>
        <text:list xml:id="list830500200" text:style-name="L4">
          <text:list-item>
            <text:p text:style-name="P5"><text:span text:style-name="Strong_20_Emphasis"><text:span text:style-name="T1">Suggestie:</text:span></text:span><text:span text:style-name="T1"> Gefrustreerd door de problemen met </text:span><text:span text:style-name="Source_20_Text"><text:span text:style-name="T1">DataGridView</text:span></text:span><text:span text:style-name="T1">, overweegt de gebruiker om de hele </text:span><text:span text:style-name="Source_20_Text"><text:span text:style-name="T1">DataGridView</text:span></text:span><text:span text:style-name="T1"> te vervangen door een </text:span><text:span text:style-name="Source_20_Text"><text:span text:style-name="T1">TableLayoutPanel</text:span></text:span><text:span text:style-name="T1"> en daarin handmatig controls te plaatsen. </text:span></text:p>
          </text:list-item>
          <text:list-item>
            <text:p text:style-name="P5"><text:span text:style-name="Strong_20_Emphasis"><text:span text:style-name="T1">Potentieel Voordeel (voor dit specifieke probleem):</text:span></text:span><text:span text:style-name="T1"> Het gebruik van </text:span><text:span text:style-name="Source_20_Text"><text:span text:style-name="T1">TableLayoutPanel</text:span></text:span><text:span text:style-name="T1"> zou het probleem van de </text:span><text:span text:style-name="Source_20_Text"><text:span text:style-name="T1">DataGridView</text:span></text:span><text:span text:style-name="T1"> die interfereert met de editing control </text:span><text:span text:style-name="Emphasis"><text:span text:style-name="T1">wel</text:span></text:span><text:span text:style-name="T1"> oplossen, omdat het </text:span><text:span text:style-name="Source_20_Text"><text:span text:style-name="T1">DataGridView</text:span></text:span><text:span text:style-name="T1"> framework met zijn specifieke hosting gedrag dan volledig wordt omzeild. Controls in een </text:span><text:span text:style-name="Source_20_Text"><text:span text:style-name="T1">TableLayoutPanel</text:span></text:span><text:span text:style-name="T1"> gedragen zich als standalone controls op een paneel. </text:span></text:p>
          </text:list-item>
          <text:list-item>
            <text:p text:style-name="P5"><text:span text:style-name="Strong_20_Emphasis"><text:span text:style-name="T1">Aanzienlijke Nadelen (Waarom het meestal Geen Goede Oplossing is):</text:span></text:span><text:span text:style-name="T1"> </text:span></text:p>
            <text:list>
              <text:list-item>
                <text:p text:style-name="P5"><text:span text:style-name="Strong_20_Emphasis"><text:span text:style-name="T1">Massief Handmatig Werk:</text:span></text:span><text:span text:style-name="T1"> Je moet </text:span><text:span text:style-name="Emphasis"><text:span text:style-name="T1">elke control voor elke cel</text:span></text:span><text:span text:style-name="T1"> (TextBox, ComboBox, etc.) handmatig aanmaken, positioneren en beheren. </text:span></text:p>
              </text:list-item>
              <text:list-item>
                <text:p text:style-name="P5"><text:span text:style-name="Strong_20_Emphasis"><text:span text:style-name="T1">Volledig Zelf Bouwen van Grid Functionaliteit:</text:span></text:span><text:span text:style-name="T1"> Je verliest </text:span><text:span text:style-name="Emphasis"><text:span text:style-name="T1">alle</text:span></text:span><text:span text:style-name="T1"> ingebouwde features van </text:span><text:span text:style-name="Source_20_Text"><text:span text:style-name="T1">DataGridView</text:span></text:span><text:span text:style-name="T1">, zoals scrollen (inclusief headers), kolom-/rij-resizing, cel-/rij-selectie, toetsenbordnavigatie tussen cellen, copy/paste, sorteren, filteren (van de grid data), en het beheer van de bewerkingsstatus/validatie. Al deze features moeten zelf worden geprogrammeerd. </text:span></text:p>
              </text:list-item>
              <text:list-item>
                <text:p text:style-name="P5"><text:span text:style-name="Strong_20_Emphasis"><text:span text:style-name="T1">Prestaties:</text:span></text:span><text:span text:style-name="T1"> Voor grids met meer dan een klein, vast aantal rijen, zal een </text:span><text:span text:style-name="Source_20_Text"><text:span text:style-name="T1">TableLayoutPanel</text:span></text:span><text:span text:style-name="T1"> met honderden/duizenden individuele </text:span><text:soft-page-break/><text:span text:style-name="T1">controls aanzienlijk minder performant zijn dan een </text:span><text:span text:style-name="Source_20_Text"><text:span text:style-name="T1">DataGridView</text:span></text:span><text:span text:style-name="T1"> met UI-virtualisatie. </text:span></text:p>
              </text:list-item>
            </text:list>
          </text:list-item>
          <text:list-item>
            <text:p text:style-name="P5"><text:span text:style-name="Strong_20_Emphasis"><text:span text:style-name="T1">Conclusie:</text:span></text:span><text:span text:style-name="T1"> Het vervangen van </text:span><text:span text:style-name="Source_20_Text"><text:span text:style-name="T1">DataGridView</text:span></text:span><text:span text:style-name="T1"> door </text:span><text:span text:style-name="Source_20_Text"><text:span text:style-name="T1">TableLayoutPanel</text:span></text:span><text:span text:style-name="T1"> is voor het bouwen van een data-entry grid doorgaans </text:span><text:span text:style-name="Strong_20_Emphasis"><text:span text:style-name="T1">geen aanbevolen pad</text:span></text:span><text:span text:style-name="T1"> vanwege de enorme hoeveelheid werk en complexiteit die nodig is om de verloren functionaliteit nabouwen, ondanks dat het het specifieke probleem met de editing control interactie oplost. De complexiteit verschuift van het vechten met het </text:span><text:span text:style-name="Source_20_Text"><text:span text:style-name="T1">DataGridView</text:span></text:span><text:span text:style-name="T1"> framework naar het nabouwen van een groot deel daarvan. </text:span></text:p>
          </text:list-item>
        </text:list>
        <text:p text:style-name="P1"><text:span text:style-name="Strong_20_Emphasis"><text:span text:style-name="T1">5. De Rollen van Column, Cell, en Editing Control in DataGridView</text:span></text:span></text:p>
        <text:list xml:id="list1755556656" text:style-name="L5">
          <text:list-item>
            <text:p text:style-name="P6"><text:span text:style-name="Strong_20_Emphasis"><text:span text:style-name="Source_20_Text"><text:span text:style-name="T1">DataGridViewColumn</text:span></text:span></text:span><text:span text:style-name="Strong_20_Emphasis"><text:span text:style-name="T1"> (Basis):</text:span></text:span><text:span text:style-name="T1"> Definieert algemene eigenschappen voor de kolom (header, naam, etc.) en bepaalt het standaard </text:span><text:span text:style-name="Source_20_Text"><text:span text:style-name="T1">CellTemplate</text:span></text:span><text:span text:style-name="T1"> type (bijv. </text:span><text:span text:style-name="Source_20_Text"><text:span text:style-name="T1">DataGridViewTextBoxCell</text:span></text:span><text:span text:style-name="T1"> voor </text:span><text:span text:style-name="Source_20_Text"><text:span text:style-name="T1">DataGridViewTextBoxColumn</text:span></text:span><text:span text:style-name="T1">, </text:span><text:span text:style-name="Source_20_Text"><text:span text:style-name="T1">DataGridViewComboBoxCell</text:span></text:span><text:span text:style-name="T1"> voor </text:span><text:span text:style-name="Source_20_Text"><text:span text:style-name="T1">DataGridViewComboBoxColumn</text:span></text:span><text:span text:style-name="T1">). </text:span></text:p>
          </text:list-item>
          <text:list-item>
            <text:p text:style-name="P6"><text:span text:style-name="Strong_20_Emphasis"><text:span text:style-name="Source_20_Text"><text:span text:style-name="T1">DataGridViewCell</text:span></text:span></text:span><text:span text:style-name="Strong_20_Emphasis"><text:span text:style-name="T1"> (Cel Template Basis):</text:span></text:span><text:span text:style-name="T1"> Het object dat de cel </text:span><text:span text:style-name="Emphasis"><text:span text:style-name="T1">representeert</text:span></text:span><text:span text:style-name="T1">. Het is </text:span><text:span text:style-name="Strong_20_Emphasis"><text:span text:style-name="T1">altijd aanwezig</text:span></text:span><text:span text:style-name="T1"> en beheert de weergave van de waarde (</text:span><text:span text:style-name="Source_20_Text"><text:span text:style-name="T1">Paint</text:span></text:span><text:span text:style-name="T1">) en beslist wanneer bewerking start (</text:span><text:span text:style-name="Source_20_Text"><text:span text:style-name="T1">KeyEntersEditMode</text:span></text:span><text:span text:style-name="T1">). Het weet welk type control het moet gebruiken voor bewerking (</text:span><text:span text:style-name="Source_20_Text"><text:span text:style-name="T1">EditType</text:span></text:span><text:span text:style-name="T1">). Het is </text:span><text:span text:style-name="Strong_20_Emphasis"><text:span text:style-name="T1">niet</text:span></text:span><text:span text:style-name="T1"> een wrapper om de editing control; het is een apart object. </text:span></text:p>
          </text:list-item>
          <text:list-item>
            <text:p text:style-name="P6"><text:span text:style-name="Strong_20_Emphasis"><text:span text:style-name="Source_20_Text"><text:span text:style-name="T1">IDataGridViewEditingControl</text:span></text:span></text:span><text:span text:style-name="Strong_20_Emphasis"><text:span text:style-name="T1"> (Editing Control):</text:span></text:span><text:span text:style-name="T1"> Het </text:span><text:span text:style-name="Strong_20_Emphasis"><text:span text:style-name="T1">tijdelijke control</text:span></text:span><text:span text:style-name="T1"> object (bijv. </text:span><text:span text:style-name="Source_20_Text"><text:span text:style-name="T1">TextBox</text:span></text:span><text:span text:style-name="T1">, </text:span><text:span text:style-name="Source_20_Text"><text:span text:style-name="T1">ComboBox</text:span></text:span><text:span text:style-name="T1">) dat </text:span><text:span text:style-name="Strong_20_Emphasis"><text:span text:style-name="T1">bovenop</text:span></text:span><text:span text:style-name="T1"> de cel wordt geplaatst wanneer de cel in edit-modus is. Dit control </text:span><text:span text:style-name="Strong_20_Emphasis"><text:span text:style-name="T1">handelt de gebruikersinput af</text:span></text:span><text:span text:style-name="T1">. Het communiceert met het </text:span><text:span text:style-name="Source_20_Text"><text:span text:style-name="T1">DataGridView</text:span></text:span><text:span text:style-name="T1"> via de </text:span><text:span text:style-name="Source_20_Text"><text:span text:style-name="T1">IDataGridViewEditingControl</text:span></text:span><text:span text:style-name="T1"> interface. </text:span></text:p>
          </text:list-item>
        </text:list>
        <text:p text:style-name="P1"><text:span text:style-name="Strong_20_Emphasis"><text:span text:style-name="T1">6. Hernieuwde Focus op de Custom Editing Control Oplossing (Jouw Flow)</text:span></text:span></text:p>
        <text:list xml:id="list45391488" text:style-name="L6">
          <text:list-item>
            <text:p text:style-name="P7"><text:span text:style-name="T1">De gebruiker uit sterk de wens dat het </text:span><text:span text:style-name="Source_20_Text"><text:span text:style-name="T1">DataGridView</text:span></text:span><text:span text:style-name="T1"> zich </text:span><text:span text:style-name="Strong_20_Emphasis"><text:span text:style-name="T1">minimaal bemoeit</text:span></text:span><text:span text:style-name="T1"> en pas op de hoogte wordt gesteld van wijzigingen (</text:span><text:span text:style-name="Source_20_Text"><text:span text:style-name="T1">EditingControlValueChanged = true</text:span></text:span><text:span text:style-name="T1">) en het einde van de bewerking (</text:span><text:span text:style-name="Source_20_Text"><text:span text:style-name="T1">EndEdit()</text:span></text:span><text:span text:style-name="T1">) </text:span><text:span text:style-name="Strong_20_Emphasis"><text:span text:style-name="T1">wanneer de gebruiker een definitieve keuze heeft gemaakt</text:span></text:span><text:span text:style-name="T1"> (selectie, Enter), en niet al bij elke toetsaanslag. </text:span></text:p>
          </text:list-item>
          <text:list-item>
            <text:p text:style-name="P7"><text:span text:style-name="Strong_20_Emphasis"><text:span text:style-name="T1">IDataGridViewEditingControl en Managed Editing:</text:span></text:span><text:span text:style-name="T1"> Het standaard </text:span><text:span text:style-name="Source_20_Text"><text:span text:style-name="T1">IDataGridViewEditingControl</text:span></text:span><text:span text:style-name="T1"> contract is gebaseerd op het grid dat de bewerking managet en de control die </text:span><text:span text:style-name="Emphasis"><text:span text:style-name="T1">inhoudelijke</text:span></text:span><text:span text:style-name="T1"> wijzigingen rapporteert (</text:span><text:span text:style-name="Source_20_Text"><text:span text:style-name="T1">EditingControlValueChanged</text:span></text:span><text:span text:style-name="T1"> op </text:span><text:span text:style-name="Source_20_Text"><text:span text:style-name="T1">true</text:span></text:span><text:span text:style-name="T1"> zetten zodra de content (zoals tekst) verandert). Dit is de bron van frictie met het gewenste gedrag van de gebruiker. </text:span></text:p>
          </text:list-item>
          <text:list-item>
            <text:p text:style-name="P7"><text:span text:style-name="Strong_20_Emphasis"><text:span text:style-name="T1">De "Drastische Oplossing" (Correct Interpreteren van de Interface):</text:span></text:span><text:span text:style-name="T1"> Om de door de gebruiker gewenste flow te bereiken (control </text:span><text:soft-page-break/><text:span text:style-name="T1">bepaalt wanneer klaar), moet een custom control de </text:span><text:span text:style-name="Source_20_Text"><text:span text:style-name="T1">IDataGridViewEditingControl</text:span></text:span><text:span text:style-name="T1"> interface implementeren, maar </text:span><text:span text:style-name="Strong_20_Emphasis"><text:span text:style-name="T1">afwijken</text:span></text:span><text:span text:style-name="T1"> van de standaard interpretatie voor </text:span><text:span text:style-name="Source_20_Text"><text:span text:style-name="T1">EditingControlValueChanged</text:span></text:span><text:span text:style-name="T1">: </text:span></text:p>
            <text:list>
              <text:list-item>
                <text:p text:style-name="P7"><text:span text:style-name="T1">De custom control </text:span><text:span text:style-name="Strong_20_Emphasis"><text:span text:style-name="T1">zet </text:span></text:span><text:span text:style-name="Strong_20_Emphasis"><text:span text:style-name="Source_20_Text"><text:span text:style-name="T1">EditingControlValueChanged</text:span></text:span></text:span><text:span text:style-name="Strong_20_Emphasis"><text:span text:style-name="T1"> NIET op </text:span></text:span><text:span text:style-name="Strong_20_Emphasis"><text:span text:style-name="Source_20_Text"><text:span text:style-name="T1">true</text:span></text:span></text:span><text:span text:style-name="Strong_20_Emphasis"><text:span text:style-name="T1"> bij elke toetsaanslag</text:span></text:span><text:span text:style-name="T1">. </text:span></text:p>
              </text:list-item>
              <text:list-item>
                <text:p text:style-name="P7"><text:span text:style-name="T1">De custom control zet </text:span><text:span text:style-name="Strong_20_Emphasis"><text:span text:style-name="Source_20_Text"><text:span text:style-name="T1">EditingControlValueChanged = true</text:span></text:span></text:span><text:span text:style-name="Strong_20_Emphasis"><text:span text:style-name="T1"> ALLEEN</text:span></text:span><text:span text:style-name="T1"> wanneer de interne logica bepaalt dat een </text:span><text:span text:style-name="Strong_20_Emphasis"><text:span text:style-name="T1">definitieve, geldige selectie</text:span></text:span><text:span text:style-name="T1"> is gemaakt (item geklikt in de lijst, of Enter gedrukt en de tekst matcht met een uniek/gehighlight item). </text:span></text:p>
              </text:list-item>
              <text:list-item>
                <text:p text:style-name="P7"><text:span text:style-name="T1">De custom control </text:span><text:span text:style-name="Strong_20_Emphasis"><text:span text:style-name="T1">roept </text:span></text:span><text:span text:style-name="Strong_20_Emphasis"><text:span text:style-name="Source_20_Text"><text:span text:style-name="T1">this.DataGridView.EndEdit()</text:span></text:span></text:span><text:span text:style-name="Strong_20_Emphasis"><text:span text:style-name="T1"> aan vanuit zijn eigen code</text:span></text:span><text:span text:style-name="T1"> op het moment dat die definitieve selectie/validatie heeft plaatsgevonden. </text:span></text:p>
              </text:list-item>
              <text:list-item>
                <text:p text:style-name="P7"><text:span text:style-name="T1">De custom control vangt </text:span><text:span text:style-name="Source_20_Text"><text:span text:style-name="T1">Keys.Escape</text:span></text:span><text:span text:style-name="T1"> op met </text:span><text:span text:style-name="Source_20_Text"><text:span text:style-name="T1">EditingControlWantsInputKey</text:span></text:span><text:span text:style-name="T1"> en roept </text:span><text:span text:style-name="Strong_20_Emphasis"><text:span text:style-name="Source_20_Text"><text:span text:style-name="T1">this.DataGridView.CancelEdit()</text:span></text:span></text:span><text:span text:style-name="T1"> aan. </text:span></text:p>
              </text:list-item>
              <text:list-item>
                <text:p text:style-name="P7"><text:span text:style-name="T1">De custom control handelt het geval af waarbij de focus verloren gaat zonder een definitieve selectie (bijv. in de </text:span><text:span text:style-name="Source_20_Text"><text:span text:style-name="T1">Leave</text:span></text:span><text:span text:style-name="T1"> event van de interne </text:span><text:span text:style-name="Source_20_Text"><text:span text:style-name="T1">TextBox</text:span></text:span><text:span text:style-name="T1">), door </text:span><text:span text:style-name="Strong_20_Emphasis"><text:span text:style-name="Source_20_Text"><text:span text:style-name="T1">this.DataGridView.CancelEdit()</text:span></text:span></text:span><text:span text:style-name="T1"> aan te roepen om de oude waarde te behouden. </text:span></text:p>
              </text:list-item>
              <text:list-item>
                <text:p text:style-name="P7"><text:span text:style-name="T1">De custom control retourneert de gekozen </text:span><text:span text:style-name="Source_20_Text"><text:span text:style-name="T1">ProjectItem</text:span></text:span><text:span text:style-name="T1"> (of null) via </text:span><text:span text:style-name="Source_20_Text"><text:span text:style-name="T1">GetEditingControlFormattedValue()</text:span></text:span><text:span text:style-name="T1">. </text:span></text:p>
              </text:list-item>
              <text:list-item>
                <text:p text:style-name="P7"><text:span text:style-name="Source_20_Text"><text:span text:style-name="T1">CellValidating</text:span></text:span><text:span text:style-name="T1"> in het </text:span><text:span text:style-name="Source_20_Text"><text:span text:style-name="T1">PanelUren</text:span></text:span><text:span text:style-name="T1"> wordt dan aangeroepen nadat </text:span><text:span text:style-name="Source_20_Text"><text:span text:style-name="T1">EndEdit()</text:span></text:span><text:span text:style-name="T1"> is getriggerd (en </text:span><text:span text:style-name="Source_20_Text"><text:span text:style-name="T1">EditingControlValueChanged</text:span></text:span><text:span text:style-name="T1"> op </text:span><text:span text:style-name="Source_20_Text"><text:span text:style-name="T1">true</text:span></text:span><text:span text:style-name="T1"> stond). Hier vindt finale validatie en het opslaan van de waarde in </text:span><text:span text:style-name="Source_20_Text"><text:span text:style-name="T1">cell.Value</text:span></text:span><text:span text:style-name="T1"> plaats. </text:span></text:p>
              </text:list-item>
            </text:list>
          </text:list-item>
          <text:list-item>
            <text:p text:style-name="P7"><text:span text:style-name="Strong_20_Emphasis"><text:span text:style-name="T1">Conclusie:</text:span></text:span><text:span text:style-name="T1"> Hoewel de standaard interface-interpretatie frictie veroorzaakt, is het </text:span><text:span text:style-name="Strong_20_Emphasis"><text:span text:style-name="T1">wel mogelijk</text:span></text:span><text:span text:style-name="T1"> om de door de gebruiker gewenste flow (control bepaalt einde edit op basis van logische selectie, niet fysieke input) te realiseren door een custom control te bouwen die de </text:span><text:span text:style-name="Source_20_Text"><text:span text:style-name="T1">IDataGridViewEditingControl</text:span></text:span><text:span text:style-name="T1"> methoden (met name </text:span><text:span text:style-name="Source_20_Text"><text:span text:style-name="T1">EditingControlValueChanged</text:span></text:span><text:span text:style-name="T1"> en het zelf aanroepen van </text:span><text:span text:style-name="Source_20_Text"><text:span text:style-name="T1">EndEdit</text:span></text:span><text:span text:style-name="T1">/</text:span><text:span text:style-name="Source_20_Text"><text:span text:style-name="T1">CancelEdit</text:span></text:span><text:span text:style-name="T1">) </text:span><text:span text:style-name="Strong_20_Emphasis"><text:span text:style-name="T1">precies op die manier implementeert</text:span></text:span><text:span text:style-name="T1">. Dit is de meest betrouwbare weg om het ongewenste gedrag van de standaard </text:span><text:span text:style-name="Source_20_Text"><text:span text:style-name="T1">ComboBox</text:span></text:span><text:span text:style-name="T1"> te omzeilen en volledige controle te krijgen. </text:span></text:p>
          </text:list-item>
        </text:list>
        <text:p text:style-name="P1"><text:span text:style-name="Strong_20_Emphasis"><text:span text:style-name="T1">7. Heterogene Kolommen</text:span></text:span></text:p>
        <text:list xml:id="list1195213681" text:style-name="L7">
          <text:list-item>
            <text:p text:style-name="P8"><text:span text:style-name="T1">Het is mogelijk om </text:span><text:span text:style-name="Strong_20_Emphasis"><text:span text:style-name="T1">verschillende </text:span></text:span><text:span text:style-name="Strong_20_Emphasis"><text:span text:style-name="Source_20_Text"><text:span text:style-name="T1">DataGridViewCell</text:span></text:span></text:span><text:span text:style-name="Strong_20_Emphasis"><text:span text:style-name="T1"> types</text:span></text:span><text:span text:style-name="T1"> (en dus verschillende editing controls) in dezelfde kolom te hebben (heterogene kolommen). </text:span></text:p>
          </text:list-item>
          <text:list-item>
            <text:p text:style-name="P8"><text:span text:style-name="T1">Het mechanisme hiervoor is het overschrijven van de </text:span><text:span text:style-name="Strong_20_Emphasis"><text:span text:style-name="Source_20_Text"><text:span text:style-name="T1">CreateCell()</text:span></text:span></text:span><text:span text:style-name="T1"> methode in een custom klasse die erft van </text:span><text:span text:style-name="Strong_20_Emphasis"><text:span text:style-name="Source_20_Text"><text:span text:style-name="T1">DataGridViewColumn</text:span></text:span></text:span><text:span text:style-name="T1">. </text:span></text:p>
          </text:list-item>
          <text:list-item>
            <text:p text:style-name="P8"><text:soft-page-break/><text:span text:style-name="T1">In </text:span><text:span text:style-name="Source_20_Text"><text:span text:style-name="T1">CreateCell()</text:span></text:span><text:span text:style-name="T1"> retourneer je op basis van de rij-index (of data in die rij) het juiste cell type (bijv. </text:span><text:span text:style-name="Source_20_Text"><text:span text:style-name="T1">DataGridViewTextBoxCell</text:span></text:span><text:span text:style-name="T1">, </text:span><text:span text:style-name="Source_20_Text"><text:span text:style-name="T1">FilteredComboBoxCell&lt;ProjectItem&gt;</text:span></text:span><text:span text:style-name="T1">). </text:span></text:p>
          </text:list-item>
          <text:list-item>
            <text:p text:style-name="P8"><text:span text:style-name="T1">Alle cellen moeten afleiden van </text:span><text:span text:style-name="Source_20_Text"><text:span text:style-name="T1">DataGridViewCell</text:span></text:span><text:span text:style-name="T1">. Een optioneel patroon is om jouw custom celtypes (zoals </text:span><text:span text:style-name="Source_20_Text"><text:span text:style-name="T1">FilteredComboBoxCell</text:span></text:span><text:span text:style-name="T1">) ook jouw eigen interfaces te laten implementeren voor applicatielogica. </text:span></text:p>
          </text:list-item>
          <text:list-item>
            <text:p text:style-name="P8"><text:span text:style-name="T1">De </text:span><text:span text:style-name="Source_20_Text"><text:span text:style-name="T1">ValueType</text:span></text:span><text:span text:style-name="T1"> van de kolom definieert het verwachte type van de data in de cellen voor consistentie. </text:span></text:p>
          </text:list-item>
        </text:list>
        <text:p text:style-name="Horizontal_20_Line"/>
        <text:p text:style-name="P1"/>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1T21:56:32.587592386</meta:creation-date>
    <dc:date>2025-04-21T21:57:23.880327159</dc:date>
    <meta:editing-duration>PT51S</meta:editing-duration>
    <meta:editing-cycles>1</meta:editing-cycles>
    <meta:document-statistic meta:table-count="0" meta:image-count="0" meta:object-count="0" meta:page-count="5" meta:paragraph-count="46" meta:word-count="1355" meta:character-count="9769" meta:non-whitespace-character-count="8460"/>
    <meta:generator>LibreOffice/7.3.7.2$Linux_X86_64 LibreOffice_project/30$Build-2</meta:generator>
  </office:meta>
</office:document-meta>
</file>